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el" fo:font-size="16pt" officeooo:rsid="000f21ee" officeooo:paragraph-rsid="000f21ee" style:font-size-asian="14pt" style:font-size-complex="16pt"/>
    </style:style>
    <style:style style:name="P2" style:family="paragraph" style:parent-style-name="Standard">
      <style:text-properties style:font-name="ariel" fo:font-size="16pt" officeooo:rsid="0016a34c" officeooo:paragraph-rsid="0016a34c" style:font-size-asian="14pt" style:font-size-complex="16pt"/>
    </style:style>
    <style:style style:name="P3" style:family="paragraph" style:parent-style-name="Standard">
      <style:text-properties style:font-name="ariel" fo:font-size="16pt" fo:font-weight="bold" officeooo:rsid="000f21ee" officeooo:paragraph-rsid="000f21ee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ariel" fo:font-size="16pt" officeooo:paragraph-rsid="000f21e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el" fo:font-size="22pt" fo:font-weight="bold" officeooo:rsid="0015c559" officeooo:paragraph-rsid="0015c559" style:font-size-asian="22pt" style:font-weight-asian="bold" style:font-size-complex="22pt" style:font-weight-complex="bold"/>
    </style:style>
    <style:style style:name="P6" style:family="paragraph" style:parent-style-name="Standard">
      <style:text-properties style:font-name="ariel" fo:font-size="22pt" fo:font-weight="bold" officeooo:rsid="0016a34c" officeooo:paragraph-rsid="0016a34c" style:font-size-asian="22pt" style:font-weight-asian="bold" style:font-size-complex="22pt" style:font-weight-complex="bold"/>
    </style:style>
    <style:style style:name="T1" style:family="text">
      <style:text-properties officeooo:rsid="0016a34c"/>
    </style:style>
    <style:style style:name="T2" style:family="text">
      <style:text-properties officeooo:rsid="00172a7f"/>
    </style:style>
    <style:style style:name="T3" style:family="text">
      <style:text-properties officeooo:rsid="00178a10"/>
    </style:style>
    <style:style style:name="T4" style:family="text">
      <style:text-properties officeooo:rsid="0018b547"/>
    </style:style>
    <style:style style:name="T5" style:family="text">
      <style:text-properties officeooo:rsid="0019fe0b"/>
    </style:style>
    <style:style style:name="T6" style:family="text">
      <style:text-properties officeooo:rsid="001a425d"/>
    </style:style>
    <style:style style:name="T7" style:family="text">
      <style:text-properties officeooo:rsid="001b3e71"/>
    </style:style>
    <style:style style:name="T8" style:family="text">
      <style:text-properties officeooo:rsid="001c40c5"/>
    </style:style>
    <style:style style:name="T9" style:family="text">
      <style:text-properties fo:font-weight="bold" officeooo:rsid="00172a7f" style:font-weight-asian="bold" style:font-weight-complex="bold"/>
    </style:style>
    <style:style style:name="T10" style:family="text">
      <style:text-properties fo:font-weight="bold" officeooo:rsid="00178a10" style:font-weight-asian="bold" style:font-weight-complex="bold"/>
    </style:style>
    <style:style style:name="T11" style:family="text">
      <style:text-properties fo:font-weight="bold" officeooo:rsid="001a425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/O Stream</text:p>
      <text:p text:style-name="P3"/>
      <text:p text:style-name="P6">File</text:p>
      <text:p text:style-name="P2">*Armazena fotos, musicas, videos…</text:p>
      <text:p text:style-name="P2">*Armazena programas, executaveis…</text:p>
      <text:p text:style-name="P2"/>
      <text:p text:style-name="P6">Stream</text:p>
      <text:p text:style-name="P1">*<text:span text:style-name="T1">Um Stream é um flow de input e output data</text:span></text:p>
      <text:p text:style-name="P1">*<text:span text:style-name="T1">Character, Numbers, Bytes</text:span></text:p>
      <text:p text:style-name="P1"/>
      <text:p text:style-name="P4">*<text:span text:style-name="T2">Todo programa em C por padrão possui </text:span><text:span text:style-name="T9">3</text:span><text:span text:style-name="T2"> </text:span><text:span text:style-name="T9">Streams</text:span><text:span text:style-name="T2"> abertas.</text:span></text:p>
      <text:p text:style-name="P1">*<text:span text:style-name="T2">A entrada padrão de input é chamada de </text:span><text:span text:style-name="T9">stdin</text:span><text:span text:style-name="T2">. </text:span><text:span text:style-name="T4">É normalmente conectada ao teclado.</text:span></text:p>
      <text:p text:style-name="P1">*<text:span text:style-name="T3">A saida padrão de output é chamda de </text:span><text:span text:style-name="T10">stdout</text:span><text:span text:style-name="T3">. </text:span><text:span text:style-name="T5">É normalmente conectada ao </text:span><text:span text:style-name="T8">tala</text:span><text:span text:style-name="T5">.</text:span></text:p>
      <text:p text:style-name="P1">*<text:span text:style-name="T6">A saida padrão de erro é chamada de </text:span><text:span text:style-name="T11">stderr</text:span><text:span text:style-name="T6"> </text:span><text:span text:style-name="T7">e é normalmente conectada a tela.</text:span></text:p>
      <text:p text:style-name="P1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3:06:45.055589163</meta:creation-date>
    <dc:date>2021-08-06T14:07:18.064347713</dc:date>
    <meta:editing-duration>PT38M56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8" meta:character-count="449" meta:non-whitespace-character-count="383"/>
  </office:meta>
</office:document-meta>
</file>